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childcar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table:number-columns-repeated="98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2]+(65-[.V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]-[.AD2]-36;0)" office:value-type="float" office:value="0" calcext:value-type="float">
            <text:p>0.00</text:p>
          </table:table-cell>
          <table:table-cell table:style-name="ce3" table:formula="of:=[.Y2]-[.AF2]" office:value-type="float" office:value="0" calcext:value-type="float">
            <text:p>0.00</text:p>
          </table:table-cell>
          <table:table-cell table:style-name="ce2" table:formula="of:=[.Y2]+MAX([.G2]*12-801-36;0)" office:value-type="float" office:value="363" calcext:value-type="float">
            <text:p>363</text:p>
          </table:table-cell>
          <table:table-cell table:style-name="ce2" table:formula="of:=MAX([.AA2]-[.AF3];0)" office:value-type="float" office:value="363" calcext:value-type="float">
            <text:p>363</text:p>
          </table:table-cell>
          <table:table-cell/>
          <table:table-cell table:formula="of:=INT(((0.6+(0.02*([.X2]-2005)))*(2*12*[.Q2]))-(12*[.Q2]))+[.AG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]+[.T2]); MIN(12 *(0.96*[.S2]+[.T2]+[.R2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]+(65-[.V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3]-[.AD3]-36;0)" office:value-type="float" office:value="4842" calcext:value-type="float">
            <text:p>4842.00</text:p>
          </table:table-cell>
          <table:table-cell table:style-name="ce3" table:formula="of:=[.Y3]-[.AF3]" office:value-type="float" office:value="4842" calcext:value-type="float">
            <text:p>4842.00</text:p>
          </table:table-cell>
          <table:table-cell table:style-name="ce2" table:formula="of:=[.Y3]+MAX([.G3]*12-801;0)" office:value-type="float" office:value="5241" calcext:value-type="float">
            <text:p>5241</text:p>
          </table:table-cell>
          <table:table-cell table:style-name="ce2" table:formula="of:=MAX([.AA3]-[.AF3];0)" office:value-type="float" office:value="5241" calcext:value-type="float">
            <text:p>5241</text:p>
          </table:table-cell>
          <table:table-cell/>
          <table:table-cell table:formula="of:=INT(((0.6+(0.02*([.X3]-2005)))*(2*12*[.Q3]))-(12*[.Q3]))+[.AG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S3]+[.T3]); MIN(12 *(0.96*[.S3]+[.T3]+[.R3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4]+(65-[.V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4]-[.AD4]-36;0)" office:value-type="float" office:value="7780" calcext:value-type="float">
            <text:p>7780.00</text:p>
          </table:table-cell>
          <table:table-cell table:style-name="ce3" table:formula="of:=[.Y4]-[.AF4]" office:value-type="float" office:value="7780" calcext:value-type="float">
            <text:p>7780.00</text:p>
          </table:table-cell>
          <table:table-cell table:style-name="ce2" table:formula="of:=[.Y4]+MAX([.G4]*12-801;0)" office:value-type="float" office:value="8179" calcext:value-type="float">
            <text:p>8179</text:p>
          </table:table-cell>
          <table:table-cell table:style-name="ce2" table:formula="of:=MAX([.AA4]-[.AF4];0)" office:value-type="float" office:value="8179" calcext:value-type="float">
            <text:p>8179</text:p>
          </table:table-cell>
          <table:table-cell/>
          <table:table-cell table:formula="of:=INT(((0.6+(0.02*([.X4]-2005)))*(2*12*[.Q4]))-(12*[.Q4]))+[.AG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S4]+[.T4]); MIN(12 *(0.96*[.S4]+[.T4]+[.R4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5]+(65-[.V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5]-[.AD5]-36;0)" office:value-type="float" office:value="10719" calcext:value-type="float">
            <text:p>10719.00</text:p>
          </table:table-cell>
          <table:table-cell table:style-name="ce3" table:formula="of:=[.Y5]-[.AF5]" office:value-type="float" office:value="10719" calcext:value-type="float">
            <text:p>10719.00</text:p>
          </table:table-cell>
          <table:table-cell table:style-name="ce2" table:formula="of:=[.Y5]+MAX([.G5]*12-801;0)" office:value-type="float" office:value="11118" calcext:value-type="float">
            <text:p>11118</text:p>
          </table:table-cell>
          <table:table-cell table:style-name="ce2" table:formula="of:=MAX([.AA5]-[.AF5];0)" office:value-type="float" office:value="11118" calcext:value-type="float">
            <text:p>11118</text:p>
          </table:table-cell>
          <table:table-cell/>
          <table:table-cell table:formula="of:=INT(((0.6+(0.02*([.X5]-2005)))*(2*12*[.Q5]))-(12*[.Q5]))+[.AG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S5]+[.T5]); MIN(12 *(0.96*[.S5]+[.T5]+[.R5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6]+(65-[.V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6]-[.AD6]-36;0)" office:value-type="float" office:value="13768" calcext:value-type="float">
            <text:p>13768.00</text:p>
          </table:table-cell>
          <table:table-cell table:style-name="ce3" table:formula="of:=[.Y6]-[.AF6]" office:value-type="float" office:value="13768" calcext:value-type="float">
            <text:p>13768.00</text:p>
          </table:table-cell>
          <table:table-cell table:style-name="ce2" table:formula="of:=[.Y6]+MAX([.G6]*12-801;0)" office:value-type="float" office:value="14167" calcext:value-type="float">
            <text:p>14167</text:p>
          </table:table-cell>
          <table:table-cell table:style-name="ce2" table:formula="of:=MAX([.AA6]-[.AF6];0)" office:value-type="float" office:value="14167" calcext:value-type="float">
            <text:p>14167</text:p>
          </table:table-cell>
          <table:table-cell/>
          <table:table-cell table:formula="of:=INT(((0.6+(0.02*([.X6]-2005)))*(2*12*[.Q6]))-(12*[.Q6]))+[.AG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S6]+[.T6]); MIN(12 *(0.96*[.S6]+[.T6]+[.R6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7]+(65-[.V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7]-[.AD7]-36;0)" office:value-type="float" office:value="49136" calcext:value-type="float">
            <text:p>49136.00</text:p>
          </table:table-cell>
          <table:table-cell table:style-name="ce3" table:formula="of:=[.Y7]-[.AF7]" office:value-type="float" office:value="49136" calcext:value-type="float">
            <text:p>49136.00</text:p>
          </table:table-cell>
          <table:table-cell table:style-name="ce2" table:formula="of:=[.Y7]+MAX([.G7]*12-801;0)" office:value-type="float" office:value="49535" calcext:value-type="float">
            <text:p>49535</text:p>
          </table:table-cell>
          <table:table-cell table:style-name="ce2" table:formula="of:=MAX([.AA7]-[.AF7];0)" office:value-type="float" office:value="49535" calcext:value-type="float">
            <text:p>49535</text:p>
          </table:table-cell>
          <table:table-cell/>
          <table:table-cell table:formula="of:=INT(((0.6+(0.02*([.X7]-2005)))*(2*12*[.Q7]))-(12*[.Q7]))+[.AG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S7]+[.T7]); MIN(12 *(0.96*[.S7]+[.T7]+[.R7]);  1900)  ))" office:value-type="float" office:value="5508" calcext:value-type="float">
            <text:p>5508</text:p>
          </table:table-cell>
          <table:table-cell table:number-columns-repeated="991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8]+(65-[.V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8]-[.AD8]-36;0)" office:value-type="float" office:value="0" calcext:value-type="float">
            <text:p>0.00</text:p>
          </table:table-cell>
          <table:table-cell table:style-name="ce3" table:formula="of:=[.Y8]-[.AF8]" office:value-type="float" office:value="0" calcext:value-type="float">
            <text:p>0.00</text:p>
          </table:table-cell>
          <table:table-cell table:style-name="ce2" table:formula="of:=[.Y8]+MAX([.G8]*12-801-36;0)" office:value-type="float" office:value="363" calcext:value-type="float">
            <text:p>363</text:p>
          </table:table-cell>
          <table:table-cell table:style-name="ce2" table:formula="of:=MAX([.AA8]-[.AF8];0)" office:value-type="float" office:value="363" calcext:value-type="float">
            <text:p>363</text:p>
          </table:table-cell>
          <table:table-cell/>
          <table:table-cell table:formula="of:=INT(((0.6+(0.02*([.X8]-2005)))*(2*12*[.Q8]))-(12*[.Q8]))+[.AG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8]+[.T8]); MIN(12 *(0.96*[.S8]+[.T8]+[.R8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9]+(65-[.V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9]-[.AD9]-36;0)" office:value-type="float" office:value="5152" calcext:value-type="float">
            <text:p>5152.00</text:p>
          </table:table-cell>
          <table:table-cell table:style-name="ce3" table:formula="of:=[.Y9]-[.AF9]" office:value-type="float" office:value="5152" calcext:value-type="float">
            <text:p>5152.00</text:p>
          </table:table-cell>
          <table:table-cell table:style-name="ce2" table:formula="of:=[.Y9]+MAX([.G9]*12-801;0)" office:value-type="float" office:value="5551" calcext:value-type="float">
            <text:p>5551</text:p>
          </table:table-cell>
          <table:table-cell table:style-name="ce2" table:formula="of:=MAX([.AA9]-[.AF9];0)" office:value-type="float" office:value="5551" calcext:value-type="float">
            <text:p>5551</text:p>
          </table:table-cell>
          <table:table-cell/>
          <table:table-cell table:formula="of:=INT(((0.6+(0.02*([.X9]-2005)))*(2*12*[.Q9]))-(12*[.Q9]))+[.AG9]" office:value-type="float" office:value="1092" calcext:value-type="float">
            <text:p>1092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S9]+[.T9]); MIN(12 *(0.96*[.S9]+[.T9]+[.R9]);  1900)  ))" office:value-type="float" office:value="804" calcext:value-type="float">
            <text:p>804</text:p>
          </table:table-cell>
          <table:table-cell table:number-columns-repeated="991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0]+(65-[.V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0]-[.AD10]-36;0)" office:value-type="float" office:value="8205" calcext:value-type="float">
            <text:p>8205.00</text:p>
          </table:table-cell>
          <table:table-cell table:style-name="ce3" table:formula="of:=[.Y10]-[.AF10]" office:value-type="float" office:value="8205" calcext:value-type="float">
            <text:p>8205.00</text:p>
          </table:table-cell>
          <table:table-cell table:style-name="ce2" table:formula="of:=[.Y10]+MAX([.G10]*12-801;0)" office:value-type="float" office:value="8604" calcext:value-type="float">
            <text:p>8604</text:p>
          </table:table-cell>
          <table:table-cell table:style-name="ce2" table:formula="of:=MAX([.AA10]-[.AF10];0)" office:value-type="float" office:value="8604" calcext:value-type="float">
            <text:p>8604</text:p>
          </table:table-cell>
          <table:table-cell/>
          <table:table-cell table:formula="of:=INT(((0.6+(0.02*([.X10]-2005)))*(2*12*[.Q10]))-(12*[.Q10]))+[.AG10]" office:value-type="float" office:value="1639" calcext:value-type="float">
            <text:p>1639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10]+[.T10]); MIN(12 *(0.96*[.S10]+[.T10]+[.R10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1]+(65-[.V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1]-[.AD11]-36;0)" office:value-type="float" office:value="11259" calcext:value-type="float">
            <text:p>11259.00</text:p>
          </table:table-cell>
          <table:table-cell table:style-name="ce3" table:formula="of:=[.Y11]-[.AF11]" office:value-type="float" office:value="11259" calcext:value-type="float">
            <text:p>11259.00</text:p>
          </table:table-cell>
          <table:table-cell table:style-name="ce2" table:formula="of:=[.Y11]+MAX([.G11]*12-801;0)" office:value-type="float" office:value="11658" calcext:value-type="float">
            <text:p>11658</text:p>
          </table:table-cell>
          <table:table-cell table:style-name="ce2" table:formula="of:=MAX([.AA11]-[.AF11];0)" office:value-type="float" office:value="11658" calcext:value-type="float">
            <text:p>11658</text:p>
          </table:table-cell>
          <table:table-cell/>
          <table:table-cell table:formula="of:=INT(((0.6+(0.02*([.X11]-2005)))*(2*12*[.Q11]))-(12*[.Q11]))+[.AG11]" office:value-type="float" office:value="2185" calcext:value-type="float">
            <text:p>218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S11]+[.T11]); MIN(12 *(0.96*[.S11]+[.T11]+[.R11]);  1900)  ))" office:value-type="float" office:value="1609" calcext:value-type="float">
            <text:p>1609</text:p>
          </table:table-cell>
          <table:table-cell table:number-columns-repeated="991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2]+(65-[.V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2]-[.AD12]-36;0)" office:value-type="float" office:value="14424" calcext:value-type="float">
            <text:p>14424.00</text:p>
          </table:table-cell>
          <table:table-cell table:style-name="ce3" table:formula="of:=[.Y12]-[.AF12]" office:value-type="float" office:value="14424" calcext:value-type="float">
            <text:p>14424.00</text:p>
          </table:table-cell>
          <table:table-cell table:style-name="ce2" table:formula="of:=[.Y12]+MAX([.G12]*12-801;0)" office:value-type="float" office:value="14823" calcext:value-type="float">
            <text:p>14823</text:p>
          </table:table-cell>
          <table:table-cell table:style-name="ce2" table:formula="of:=MAX([.AA12]-[.AF12];0)" office:value-type="float" office:value="14823" calcext:value-type="float">
            <text:p>14823</text:p>
          </table:table-cell>
          <table:table-cell/>
          <table:table-cell table:formula="of:=INT(((0.6+(0.02*([.X12]-2005)))*(2*12*[.Q12]))-(12*[.Q12]))+[.AG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S12]+[.T12]); MIN(12 *(0.96*[.S12]+[.T12]+[.R12]);  1900)  ))" office:value-type="float" office:value="1900" calcext:value-type="float">
            <text:p>1900</text:p>
          </table:table-cell>
          <table:table-cell table:number-columns-repeated="991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3]+(65-[.V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13]-[.AD13]-36;0)" office:value-type="float" office:value="83606" calcext:value-type="float">
            <text:p>83606.00</text:p>
          </table:table-cell>
          <table:table-cell table:style-name="ce3" table:formula="of:=[.Y13]-[.AF13]" office:value-type="float" office:value="83606" calcext:value-type="float">
            <text:p>83606.00</text:p>
          </table:table-cell>
          <table:table-cell table:style-name="ce2" table:formula="of:=[.Y13]+MAX([.G13]*12-801;0)" office:value-type="float" office:value="84005" calcext:value-type="float">
            <text:p>84005</text:p>
          </table:table-cell>
          <table:table-cell table:style-name="ce2" table:formula="of:=MAX([.AA13]-[.AF13];0)" office:value-type="float" office:value="84005" calcext:value-type="float">
            <text:p>84005</text:p>
          </table:table-cell>
          <table:table-cell/>
          <table:table-cell table:formula="of:=INT(((0.6+(0.02*([.X13]-2005)))*(12*2*0.0995*5500))-(12*0.0995*5500))+[.AG13]" office:value-type="float" office:value="11438" calcext:value-type="float">
            <text:p>11438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S13]+[.T13]); MIN(12 *(0.96*[.S13]+[.T13]+[.R13]);  1900)  ))" office:value-type="float" office:value="8812" calcext:value-type="float">
            <text:p>8812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4]+(65-[.V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formula="of:=MAX([.AE14]-[.AD14]-36-1308;0)" office:value-type="float" office:value="18301" calcext:value-type="float">
            <text:p>18301.00</text:p>
          </table:table-cell>
          <table:table-cell table:style-name="ce3" table:formula="of:=[.Y14]-[.AF14]" office:value-type="float" office:value="14797" calcext:value-type="float">
            <text:p>14797.00</text:p>
          </table:table-cell>
          <table:table-cell table:style-name="ce2" table:formula="of:=[.Y14]+MAX([.G14]*12-801;0)" office:value-type="float" office:value="18700" calcext:value-type="float">
            <text:p>18700</text:p>
          </table:table-cell>
          <table:table-cell table:style-name="ce2" table:formula="of:=MAX([.AA14]-[.AF14];0)" office:value-type="float" office:value="15196" calcext:value-type="float">
            <text:p>15196</text:p>
          </table:table-cell>
          <table:table-cell/>
          <table:table-cell table:formula="of:=INT(((0.6+(0.02*([.X14]-2005)))*(2*12*[.Q14]))-(12*[.Q14]))+[.AG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S14]+[.T14]); MIN(12 *(0.96*[.S14]+[.T14]+[.R14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5]+(65-[.V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5]-2005)))*(2*12*[.Q15]))-(12*[.Q15]))+[.AG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5]+[.T15]); MIN(12 *(0.96*[.S15]+[.T15]+[.R1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16]+(65-[.V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formula="of:=MAX([.AE16]-[.AD16]-36-1308;0)" office:value-type="float" office:value="33736" calcext:value-type="float">
            <text:p>33736.00</text:p>
          </table:table-cell>
          <table:table-cell table:style-name="ce3" table:formula="of:=[.Y16]-[.AF16]" office:value-type="float" office:value="30724" calcext:value-type="float">
            <text:p>30724.00</text:p>
          </table:table-cell>
          <table:table-cell table:style-name="ce2" table:formula="of:=[.Y16]+MAX([.G16]*12-801;0)" office:value-type="float" office:value="34135" calcext:value-type="float">
            <text:p>34135</text:p>
          </table:table-cell>
          <table:table-cell table:style-name="ce2" table:formula="of:=MAX([.AA16]-[.AF16];0)" office:value-type="float" office:value="31123" calcext:value-type="float">
            <text:p>31123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AX(12 *(0.96*[.S16]+[.T16]); MIN(12 *(0.96*[.S16]+[.T16]+[.R16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7]+(65-[.V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7]-2005)))*(2*12*[.Q17]))-(12*[.Q17]))+[.AG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7]+[.T17]); MIN(12 *(0.96*[.S17]+[.T17]+[.R17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X18]+(65-[.V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formula="of:=MAX([.AE18]-[.AD18]-36-1308;0)" office:value-type="float" office:value="32315" calcext:value-type="float">
            <text:p>32315.00</text:p>
          </table:table-cell>
          <table:table-cell table:style-name="ce3" table:formula="of:=[.Y18]-[.AF18]" office:value-type="float" office:value="29411" calcext:value-type="float">
            <text:p>29411.00</text:p>
          </table:table-cell>
          <table:table-cell table:style-name="ce2" table:formula="of:=[.Y18]+MAX([.G18]*12-1370-51;0)" office:value-type="float" office:value="42894" calcext:value-type="float">
            <text:p>42894</text:p>
          </table:table-cell>
          <table:table-cell table:style-name="ce2" table:formula="of:=MAX([.AA18]-[.AF18];0)" office:value-type="float" office:value="39990" calcext:value-type="float">
            <text:p>39990</text:p>
          </table:table-cell>
          <table:table-cell/>
          <table:table-cell office:value-type="float" office:value="0" calcext:value-type="float">
            <text:p>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AX(12 *(0.96*[.S18]+[.T18]); MIN(12 *(0.96*[.S18]+[.T18]+[.R18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19]+(65-[.V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19]-2005)))*(2*12*[.Q19]))-(12*[.Q19]))+[.AG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19]+[.T19]); MIN(12 *(0.96*[.S19]+[.T19]+[.R19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0]+(65-[.V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0]-[.AD20]-36;0)" office:value-type="float" office:value="19033" calcext:value-type="float">
            <text:p>19033.00</text:p>
          </table:table-cell>
          <table:table-cell table:style-name="ce3" table:formula="of:=[.Y20]-[.AF20]" office:value-type="float" office:value="19033" calcext:value-type="float">
            <text:p>19033.00</text:p>
          </table:table-cell>
          <table:table-cell table:style-name="ce2" table:formula="of:=[.Y20]+MAX([.G20]*12-801;0)" office:value-type="float" office:value="19033" calcext:value-type="float">
            <text:p>19033</text:p>
          </table:table-cell>
          <table:table-cell table:style-name="ce2" table:formula="of:=MAX([.AA20]-[.AF20];0)" office:value-type="float" office:value="19033" calcext:value-type="float">
            <text:p>19033</text:p>
          </table:table-cell>
          <table:table-cell/>
          <table:table-cell table:formula="of:=INT(((0.6+(0.02*([.X20]-2005)))*(2*12*[.Q20]))-(12*[.Q20]))+[.AG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S20]+[.T20]); MIN(12 *(0.96*[.S20]+[.T20]+[.R20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1]+(65-[.V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3" table:formula="of:=MAX([.AE21]-[.AD21]-36;0)" office:value-type="float" office:value="8759" calcext:value-type="float">
            <text:p>8759.00</text:p>
          </table:table-cell>
          <table:table-cell table:style-name="ce3" table:formula="of:=[.Y21]-[.AF21]" office:value-type="float" office:value="8759" calcext:value-type="float">
            <text:p>8759.00</text:p>
          </table:table-cell>
          <table:table-cell table:style-name="ce2" table:formula="of:=[.Y21]+MAX([.G21]*12-801;0)" office:value-type="float" office:value="8759" calcext:value-type="float">
            <text:p>8759</text:p>
          </table:table-cell>
          <table:table-cell table:style-name="ce2" table:formula="of:=MAX([.AA21]-[.AF21];0)" office:value-type="float" office:value="8759" calcext:value-type="float">
            <text:p>8759</text:p>
          </table:table-cell>
          <table:table-cell/>
          <table:table-cell table:formula="of:=INT(((0.6+(0.02*([.X21]-2005)))*(2*12*[.Q21]))-(12*[.Q21]))+[.AG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S21]+[.T21]); MIN(12 *(0.96*[.S21]+[.T21]+[.R21]);  1900)  ))" office:value-type="float" office:value="1341" calcext:value-type="float">
            <text:p>1341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X22]+(65-[.V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2]-[.AF22]" office:value-type="float" office:value="16622.5" calcext:value-type="float">
            <text:p>16622.50</text:p>
          </table:table-cell>
          <table:table-cell table:style-name="ce2" table:formula="of:=[.Y22]+MAX(0.5*([.G22]*12-(2*801));0)" office:value-type="float" office:value="24449.5" calcext:value-type="float">
            <text:p>24449.5</text:p>
          </table:table-cell>
          <table:table-cell table:style-name="ce2" table:formula="of:=MAX([.AA22]-[.AF22];0)" office:value-type="float" office:value="17021.5" calcext:value-type="float">
            <text:p>17021.5</text:p>
          </table:table-cell>
          <table:table-cell/>
          <table:table-cell table:formula="of:=INT(((0.6+(0.02*([.X22]-2005)))*(2*12*[.Q22]))-(12*[.Q22]))+[.AG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2]+[.T22]); MIN(12 *(0.96*[.S22]+[.T22]+[.R22]);  1900)  ))" office:value-type="float" office:value="3304" calcext:value-type="float">
            <text:p>3304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X23]+(65-[.V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formula="of:=0.5*([.AE22]+[.AE23]-([.AD22]+[.AD23])-2*36)" office:value-type="float" office:value="24050.5" calcext:value-type="float">
            <text:p>24050.50</text:p>
          </table:table-cell>
          <table:table-cell table:style-name="ce3" table:formula="of:=[.Y23]-[.AF23]" office:value-type="float" office:value="16622.5" calcext:value-type="float">
            <text:p>16622.50</text:p>
          </table:table-cell>
          <table:table-cell table:style-name="ce2" table:formula="of:=[.Y22]+MAX(0.5*([.G22]*12-(2*801));0)" office:value-type="float" office:value="24449.5" calcext:value-type="float">
            <text:p>24449.5</text:p>
          </table:table-cell>
          <table:table-cell table:style-name="ce2" table:formula="of:=MAX([.AA23]-[.AF23];0)" office:value-type="float" office:value="17021.5" calcext:value-type="float">
            <text:p>17021.5</text:p>
          </table:table-cell>
          <table:table-cell/>
          <table:table-cell table:formula="of:=INT(((0.6+(0.02*([.X23]-2005)))*(2*12*[.Q23]))-(12*[.Q23]))+[.AG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S23]+[.T23]); MIN(12 *(0.96*[.S23]+[.T23]+[.R23]);  1900)  ))" office:value-type="float" office:value="2203" calcext:value-type="float">
            <text:p>2203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4]+(65-[.V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4]-2005)))*(2*12*[.Q24]))-(12*[.Q24]))+[.AG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4]+[.T24]); MIN(12 *(0.96*[.S24]+[.T24]+[.R24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X25]+(65-[.V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X25]-2005)))*(2*12*[.Q25]))-(12*[.Q25]))+[.AG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5]+[.T25]); MIN(12 *(0.96*[.S25]+[.T25]+[.R25]);  1900)  )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X26]+(65-[.V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10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H26]+[.AH27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6" table:formula="of:=[.Y26]+MAX([.G26]*12-2*801;0)" office:value-type="float" office:value="39834" calcext:value-type="float">
            <text:p>39834</text:p>
          </table:table-cell>
          <table:table-cell table:style-name="ce5" table:formula="of:=[.Z26]+MAX([.G26]*12-2*801;0)" office:value-type="float" office:value="28692" calcext:value-type="float">
            <text:p>28692.00</text:p>
          </table:table-cell>
          <table:table-cell table:style-name="ce4"/>
          <table:table-cell table:style-name="ce4" table:formula="of:=INT(((0.6+(0.02*([.X26]-2005)))*(2*12*[.Q26]))-(12*[.Q26]))+[.AG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S26]+[.T26]); MIN(12 *(0.96*[.S26]+[.T26]+[.R26]);  1900)  ))" office:value-type="float" office:value="7711" calcext:value-type="float">
            <text:p>7711</text:p>
          </table:table-cell>
          <table:table-cell table:formula="of:=[.AE26]-[.AD26]-36-570" office:value-type="float" office:value="70023" calcext:value-type="float">
            <text:p>70023</text:p>
          </table:table-cell>
          <table:table-cell table:formula="of:=[.AH26]-[.AH27]" office:value-type="float" office:value="63174" calcext:value-type="float">
            <text:p>63174</text:p>
          </table:table-cell>
          <table:table-cell/>
          <table:table-cell table:formula="of:=[.AH26]-([.AF26]-[.AJ27])" office:value-type="float" office:value="54588" calcext:value-type="float">
            <text:p>54588</text:p>
          </table:table-cell>
          <table:table-cell/>
          <table:table-cell table:style-name="ce4"/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7]+(65-[.V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style-name="ce5" table:formula="of:=([.AH27]+[.AH26])/2" office:value-type="float" office:value="38436" calcext:value-type="float">
            <text:p>38436.00</text:p>
          </table:table-cell>
          <table:table-cell table:style-name="ce5" table:formula="of:=([.$AK$26]+[.$AK$27])/2" office:value-type="float" office:value="27294" calcext:value-type="float">
            <text:p>27294.00</text:p>
          </table:table-cell>
          <table:table-cell table:style-name="ce2" table:formula="of:=[.Y27]+MAX([.G27]*12-2*801;0)" office:value-type="float" office:value="39834" calcext:value-type="float">
            <text:p>39834</text:p>
          </table:table-cell>
          <table:table-cell table:style-name="ce5" table:formula="of:=[.Z27]+MAX([.G26]*12-2*801;0)" office:value-type="float" office:value="28692" calcext:value-type="float">
            <text:p>28692.00</text:p>
          </table:table-cell>
          <table:table-cell/>
          <table:table-cell table:formula="of:=INT(((0.6+(0.02*([.X27]-2005)))*(2*12*[.Q27]))-(12*[.Q27]))+[.AG27]" office:value-type="float" office:value="1715" calcext:value-type="float">
            <text:p>1715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S27]+[.T27]); MIN(12 *(0.96*[.S27]+[.T27]+[.R27]);  1900)  ))" office:value-type="float" office:value="1073" calcext:value-type="float">
            <text:p>1073</text:p>
          </table:table-cell>
          <table:table-cell table:formula="of:=[.AE27]-[.AD27]-36" office:value-type="float" office:value="6849" calcext:value-type="float">
            <text:p>6849</text:p>
          </table:table-cell>
          <table:table-cell/>
          <table:table-cell table:formula="of:=[.AH27]-[.AF27]" office:value-type="float" office:value="-4293" calcext:value-type="float">
            <text:p>-4293</text:p>
          </table:table-cell>
          <table:table-cell table:formula="of:=[.AH27]-([.AF27]+[.AJ27]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8]+(65-[.V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8]+[.T28]); MIN(12 *(0.96*[.S28]+[.T28]+[.R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X29]+(65-[.V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29]+[.T29]); MIN(12 *(0.96*[.S29]+[.T29]+[.R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0]+(65-[.V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4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S30]+[.T30]); MIN(12 *(0.96*[.S30]+[.T30]+[.R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X31]+(65-[.V31])" office:value-type="float" office:value="2035" calcext:value-type="float">
            <text:p>2035</text:p>
          </table:table-cell>
          <table:table-cell table:formula="of:=([.O31]=0)*40+([.O3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31]" office:value-type="float" office:value="90" calcext:value-type="float">
            <text:p>90</text:p>
          </table:table-cell>
          <table:table-cell table:formula="of:=0.02*[.D31]" office:value-type="float" office:value="18" calcext:value-type="float">
            <text:p>18</text:p>
          </table:table-cell>
          <table:table-cell table:formula="of:=0.08*[.D31]" office:value-type="float" office:value="72" calcext:value-type="float">
            <text:p>72</text:p>
          </table:table-cell>
          <table:table-cell table:formula="of:=0.015*[.D31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style-name="ce3" table:formula="of:=MAX([.AE31]-[.AD31]-36;0)" office:value-type="float" office:value="8205" calcext:value-type="float">
            <text:p>8205.00</text:p>
          </table:table-cell>
          <table:table-cell table:style-name="ce3" table:formula="of:=[.Y31]-[.AF31]" office:value-type="float" office:value="8205" calcext:value-type="float">
            <text:p>8205.00</text:p>
          </table:table-cell>
          <table:table-cell table:style-name="ce2" table:formula="of:=[.Y31]+MAX([.G31]*12-801;0)" office:value-type="float" office:value="8604" calcext:value-type="float">
            <text:p>8604</text:p>
          </table:table-cell>
          <table:table-cell table:style-name="ce2" table:formula="of:=MAX([.AA31]-[.AF31];0)" office:value-type="float" office:value="8604" calcext:value-type="float">
            <text:p>8604</text:p>
          </table:table-cell>
          <table:table-cell/>
          <table:table-cell table:formula="of:=INT(((0.6+(0.02*([.X31]-2005)))*(2*12*[.Q31]))-(12*[.Q31]))+[.AG31]" office:value-type="float" office:value="1639" calcext:value-type="float">
            <text:p>1639</text:p>
          </table:table-cell>
          <table:table-cell table:formula="of:=(12*[.F31]+(12*[.D31] - 920)*([.D31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S31]+[.T31]); MIN(12 *(0.96*[.S31]+[.T31]+[.R31]);  1900)  ))" office:value-type="float" office:value="1207" calcext:value-type="float">
            <text:p>1207</text:p>
          </table:table-cell>
          <table:table-cell table:number-columns-repeated="99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2:40:22.658613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3T12:40:43.289500529</dc:date>
    <meta:editing-duration>PT1M42S</meta:editing-duration>
    <meta:editing-cycles>2</meta:editing-cycles>
    <meta:document-statistic meta:table-count="1" meta:cell-count="973" meta:object-count="0"/>
  </office:meta>
</office:document-meta>
</file>